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674in" table:align="margins"/>
    </style:style>
    <style:style style:name="Table1.A" style:family="table-column">
      <style:table-column-properties style:column-width="1.2021in" style:rel-column-width="13661*"/>
    </style:style>
    <style:style style:name="Table1.B" style:family="table-column">
      <style:table-column-properties style:column-width="1.6181in" style:rel-column-width="18388*"/>
    </style:style>
    <style:style style:name="Table1.C" style:family="table-column">
      <style:table-column-properties style:column-width="2.9472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re are a few other tables in addition to <text:span text:style-name="tblname">entr</text:span> that use an arbitrary but unique integer as a primary key, instead of the composite keys described above. They are <text:span text:style-name="tblname">audio</text:span> and <text:span text:style-name="tblname">hist</text:span>. <text:s/>These <text:span text:style-name="colname">i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s)</text:p>
          </table:table-cell>
        </table:table-row>
        <table:table-row>
          <table:table-cell table:style-name="Table1.A2" office:value-type="string">
            <text:p text:style-name="P6">    lang</text:p>
          </table:table-cell>
          <table:table-cell table:style-name="Table1.A2" office:value-type="string">
            <text:p text:style-name="Table_20_Contents">&lt;klang&gt;</text:p>
          </table:table-cell>
          <table:table-cell table:style-name="Table1.C2" office:value-type="string">
            <text:p text:style-name="Table_20_Contents">Source language(s)</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p>
          </table:table-cell>
          <table:table-cell table:style-name="Table1.A2" office:value-type="string">
            <text:p text:style-name="Table_20_Contents">&lt;gloss&gt;</text:p>
          </table:table-cell>
          <table:table-cell table:style-name="Table1.C2" office:value-type="string">
            <text:p text:style-name="Table_20_Contents">English and other language glosses</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constituting the foreign keys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req</text:span>, <text:span text:style-name="tblname">kwkinf</text:span>, <text:span text:style-name="tblname">kwlang</text:span>, <text:span text:style-name="tblname">kwrinf</text:span>.</text:p>
      <text:p text:style-name="Standard">There are several kw* tables that don't correspond to anything in JMdict: <text:span text:style-name="tblname">kwsrc</text:span>, <text:span text:style-name="tblname">kwstat</text:span>, <text:span text:style-name="tblname">kwxref</text:span>.</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The tables that contain such keyword lists are: <text:span text:style-name="tblname">dial</text:span>, <text:span text:style-name="tblname">fld</text:span>, <text:span text:style-name="tblname">freq</text:span>, <text:span text:style-name="tblname">kinf</text:span>, <text:span text:style-name="tblname">lang</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s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ndentify the originating sense. 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 strings used to refer to cross-references may be different because the original values may be a subset of the target's headwords, and are recreated from the target without knowledge of the exact subset.</text:p>
        </text:list-item>
        <text:list-item>
          <text:p text:style-name="P8">The database can represent information that currently has no means of representation in the JMdict XML. Specifically:</text:p>
        </text:list-item>
        <text:list-item>
          <text:p text:style-name="P9">Cross-references can refer to specific target senses.</text:p>
        </text:list-item>
        <text:list-item>
          <text:p text:style-name="P9">Cross-references can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Some items (e.g. entries and glosses) have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13 (2007/02/27)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o&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colname">kwlang.id</text:span></text:span><text:span text:style-name="Example">. <text:s/>Language of this gloss.<text:line-break/> <text:s text:c="3"/>txt VARCHAR(2048) NOT NULL,<text:line-break/> <text:s text:c="5"/>-- The gloss text.<text:line-break/> <text:s text:c="3"/>notes TEXT,<text:line-break/> <text:s text:c="5"/>-- Arbitrary additional textual information pertaining to <text:line-break/> <text:s text:c="5"/>-- this gloss. <text:s/><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 <text:s text:c="3"/>typ SMALLINT NOT NULL,<text:line-break/> <text:s text:c="5"/>-- FK to </text:span><text:span text:style-name="Example"><text:span text:style-name="colname">kwxref.id</text:span></text:span><text:span text:style-name="Example">. <text:s/>Identifies the type of cross reference.<text:line-break/> <text:s text:c="3"/>notes TEXT,<text:line-break/> <text:s text:c="5"/>-- Additional textual information pertaining to this cross-<text:line-break/> <text:s text:c="5"/>-- reference for display to user when this cross-reference<text:line-break/> <text:s text:c="5"/>-- is displayed.<text:line-break/> <text:s text:c="3"/>PRIMARY KEY (entr,sens,xentr,xsens,typ));</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id SERIAL NOT NULL PRIMARY KEY,<text:line-break/> <text:s text:c="5"/>-- Arbitrary and unique integer to identify individual hist <text:line-break/> <text:s text:c="5"/>-- records within the database. <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id SERIAL NOT NULL PRIMARY KEY,<text:line-break/> <text:s text:c="5"/>-- Arbitrary and unique integer to identify individual audio <text:line-break/> <text:s text:c="5"/>-- records within the database. <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entri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 <text:s text:c="3"/>kw SMALLINT NOT NULL,<text:line-break/> <text:s text:c="5"/>-- FK to </text:span><text:span text:style-name="Example"><text:span text:style-name="colname">kwdial.id</text:span></text:span><text:span text:style-name="Example">. <text:s/>Identifies the dialect keyword.<text:line-break/> <text:s text:c="3"/>PRIMARY KEY (entr,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ang (<text:line-break/> <text:s text:c="5"/>-- Provides lists of (source) language for entries. <text:s/>This<text:line-break/> <text:s text:c="5"/>-- information corresponds to the JMdict XML &lt;lang&gt; element.<text:line-break/> <text:s text:c="3"/>entr INT NOT NULL,<text:line-break/> <text:s text:c="5"/>-- FK to </text:span><text:span text:style-name="Example"><text:span text:style-name="colname">entr.id</text:span></text:span><text:span text:style-name="Example">. <text:s/>Identifies entry that field applies to.<text:line-break/> <text:s text:c="3"/>kw SMALLINT NOT NULL,<text:line-break/> <text:s text:c="5"/>-- FK to </text:span><text:span text:style-name="Example"><text:span text:style-name="colname">kwlang.id</text:span></text:span><text:span text:style-name="Example">. <text:s/>Identifies the language keyword.<text:line-break/> <text:s text:c="3"/>PRIMARY KEY (entr,kw));<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3-08T23:53:44</dc:date>
    <dc:language>en-US</dc:language>
    <meta:editing-cycles>54</meta:editing-cycles>
    <meta:editing-duration>P3DT3H5M29S</meta:editing-duration>
    <meta:user-defined meta:name="Info 1"/>
    <meta:user-defined meta:name="Info 2"/>
    <meta:user-defined meta:name="Info 3"/>
    <meta:user-defined meta:name="Info 4"/>
    <meta:document-statistic meta:table-count="1" meta:image-count="0" meta:object-count="0" meta:page-count="20" meta:paragraph-count="209" meta:word-count="6687" meta:character-count="42485"/>
  </office:meta>
</office:document-meta>
</file>